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e23c" officeooo:paragraph-rsid="000ce23c"/>
    </style:style>
    <style:style style:name="P2" style:family="paragraph" style:parent-style-name="Standard">
      <style:text-properties officeooo:rsid="000dd281" officeooo:paragraph-rsid="000dd281"/>
    </style:style>
    <style:style style:name="P3" style:family="paragraph" style:parent-style-name="Standard">
      <style:text-properties officeooo:rsid="000f510f" officeooo:paragraph-rsid="000f510f"/>
    </style:style>
    <style:style style:name="P4" style:family="paragraph" style:parent-style-name="Standard">
      <style:text-properties officeooo:rsid="00179ed3" officeooo:paragraph-rsid="00179ed3"/>
    </style:style>
    <style:style style:name="P5" style:family="paragraph" style:parent-style-name="Standard">
      <style:text-properties officeooo:rsid="0019b4b2" officeooo:paragraph-rsid="0019b4b2"/>
    </style:style>
    <style:style style:name="P6" style:family="paragraph" style:parent-style-name="Standard">
      <style:text-properties officeooo:rsid="001b19bf" officeooo:paragraph-rsid="001b19bf"/>
    </style:style>
    <style:style style:name="P7" style:family="paragraph" style:parent-style-name="Standard">
      <style:text-properties officeooo:rsid="001dbfe5" officeooo:paragraph-rsid="001dbfe5"/>
    </style:style>
    <style:style style:name="P8" style:family="paragraph" style:parent-style-name="Standard">
      <style:text-properties officeooo:rsid="0022cba9" officeooo:paragraph-rsid="0022cba9"/>
    </style:style>
    <style:style style:name="P9" style:family="paragraph" style:parent-style-name="Standard">
      <style:text-properties officeooo:rsid="00244f6a" officeooo:paragraph-rsid="00244f6a"/>
    </style:style>
    <style:style style:name="P10" style:family="paragraph" style:parent-style-name="Standard">
      <style:text-properties officeooo:rsid="0026fb41" officeooo:paragraph-rsid="0026fb41"/>
    </style:style>
    <style:style style:name="P11" style:family="paragraph" style:parent-style-name="Standard">
      <style:text-properties officeooo:rsid="002a7499" officeooo:paragraph-rsid="002a7499"/>
    </style:style>
    <style:style style:name="P12" style:family="paragraph" style:parent-style-name="Standard">
      <style:text-properties officeooo:rsid="002cd989" officeooo:paragraph-rsid="002cd989"/>
    </style:style>
    <style:style style:name="P13" style:family="paragraph" style:parent-style-name="Standard">
      <style:text-properties officeooo:rsid="00306f0b" officeooo:paragraph-rsid="00306f0b"/>
    </style:style>
    <style:style style:name="T1" style:family="text">
      <style:text-properties officeooo:rsid="000f510f"/>
    </style:style>
    <style:style style:name="T2" style:family="text">
      <style:text-properties officeooo:rsid="000fcea1"/>
    </style:style>
    <style:style style:name="T3" style:family="text">
      <style:text-properties officeooo:rsid="001128d3"/>
    </style:style>
    <style:style style:name="T4" style:family="text">
      <style:text-properties officeooo:rsid="001217d9"/>
    </style:style>
    <style:style style:name="T5" style:family="text">
      <style:text-properties officeooo:rsid="00136d66"/>
    </style:style>
    <style:style style:name="T6" style:family="text">
      <style:text-properties officeooo:rsid="0013c016"/>
    </style:style>
    <style:style style:name="T7" style:family="text">
      <style:text-properties officeooo:rsid="00148255"/>
    </style:style>
    <style:style style:name="T8" style:family="text">
      <style:text-properties officeooo:rsid="0014ead8"/>
    </style:style>
    <style:style style:name="T9" style:family="text">
      <style:text-properties officeooo:rsid="001622a0"/>
    </style:style>
    <style:style style:name="T10" style:family="text">
      <style:text-properties officeooo:rsid="00187488"/>
    </style:style>
    <style:style style:name="T11" style:family="text">
      <style:text-properties officeooo:rsid="00189dd6"/>
    </style:style>
    <style:style style:name="T12" style:family="text">
      <style:text-properties officeooo:rsid="001b19bf"/>
    </style:style>
    <style:style style:name="T13" style:family="text">
      <style:text-properties officeooo:rsid="001cdc9d"/>
    </style:style>
    <style:style style:name="T14" style:family="text">
      <style:text-properties officeooo:rsid="001dbfe5"/>
    </style:style>
    <style:style style:name="T15" style:family="text">
      <style:text-properties officeooo:rsid="001f253c"/>
    </style:style>
    <style:style style:name="T16" style:family="text">
      <style:text-properties officeooo:rsid="0020da38"/>
    </style:style>
    <style:style style:name="T17" style:family="text">
      <style:text-properties officeooo:rsid="0022cba9"/>
    </style:style>
    <style:style style:name="T18" style:family="text">
      <style:text-properties officeooo:rsid="00244f6a"/>
    </style:style>
    <style:style style:name="T19" style:family="text">
      <style:text-properties officeooo:rsid="00263cbd"/>
    </style:style>
    <style:style style:name="T20" style:family="text">
      <style:text-properties officeooo:rsid="0026fb41"/>
    </style:style>
    <style:style style:name="T21" style:family="text">
      <style:text-properties officeooo:rsid="00281d35"/>
    </style:style>
    <style:style style:name="T22" style:family="text">
      <style:text-properties officeooo:rsid="00290680"/>
    </style:style>
    <style:style style:name="T23" style:family="text">
      <style:text-properties officeooo:rsid="002947b6"/>
    </style:style>
    <style:style style:name="T24" style:family="text">
      <style:text-properties officeooo:rsid="002a7499"/>
    </style:style>
    <style:style style:name="T25" style:family="text">
      <style:text-properties officeooo:rsid="002b7642"/>
    </style:style>
    <style:style style:name="T26" style:family="text">
      <style:text-properties officeooo:rsid="002cd989"/>
    </style:style>
    <style:style style:name="T27" style:family="text">
      <style:text-properties officeooo:rsid="002ea847"/>
    </style:style>
    <style:style style:name="T28" style:family="text">
      <style:text-properties officeooo:rsid="00306f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</text:p>
      <text:p text:style-name="P1"/>
      <text:p text:style-name="P1">a evolução dos computadores </text:p>
      <text:p text:style-name="P1"/>
      <text:p text:style-name="P3">vídeo 1</text:p>
      <text:p text:style-name="P1"/>
      <text:p text:style-name="P2">máquina de turing </text:p>
      <text:p text:style-name="P2">-Turing foi um precursor matemático do computador </text:p>
      <text:p text:style-name="P2">-<text:span text:style-name="T1">final do século 19, início do 20 </text:span></text:p>
      <text:p text:style-name="P2">-<text:span text:style-name="T2">1930 allan turing </text:span></text:p>
      <text:p text:style-name="P2">-<text:span text:style-name="T3">4 elementos </text:span></text:p>
      <text:p text:style-name="P2"><text:tab/><text:span text:style-name="T3">1-fita infinita dividida em célula, pode ser lida e escrita </text:span></text:p>
      <text:p text:style-name="P2"><text:tab/><text:span text:style-name="T3">2-</text:span><text:span text:style-name="T4">um cabeçote capaz de ler ou escrever em uma célula da fita, mover-se esq ou dir, sobre a fita</text:span></text:p>
      <text:p text:style-name="P2"><text:tab/><text:span text:style-name="T4">3-</text:span><text:span text:style-name="T5">registrador que mantém o estado atual da máquina </text:span></text:p>
      <text:p text:style-name="P2"><text:tab/><text:span text:style-name="T5">4-</text:span><text:span text:style-name="T6">um função de transição que calcula </text:span></text:p>
      <text:p text:style-name="P2">-<text:span text:style-name="T7">algoritmo: conjunto finito de passos, capaz de resolver um dado problema </text:span></text:p>
      <text:p text:style-name="P2">-<text:span text:style-name="T8">pai da ciência da computação </text:span></text:p>
      <text:p text:style-name="P2">-<text:span text:style-name="T9">foi chamado pelo governo inglês para trabalhar na quebra dos criptogramas alemães</text:span></text:p>
      <text:p text:style-name="P2">-<text:span text:style-name="T9">o eixo (grupo da alemanha na segunda guerra) usava uma máquina chamada enigma, para cifrar mensagens </text:span></text:p>
      <text:p text:style-name="P2"/>
      <text:p text:style-name="P4">claude elwood shannon </text:p>
      <text:p text:style-name="P4">-<text:span text:style-name="T10">desenvolveu estudos para comunicação entre equipamentos </text:span></text:p>
      <text:p text:style-name="P4">-<text:span text:style-name="T11">principal artigo: “A mathematical theory of communication”, conceito de unidade mínima, que é o dígito binário, sendo: 0 falso ou desligado, 1 verdadeiro ou ligado </text:span></text:p>
      <text:p text:style-name="P4">-<text:span text:style-name="T11">representação digital binária </text:span></text:p>
      <text:p text:style-name="P4">-<text:span text:style-name="T11">foi o criador da teoria da informação </text:span></text:p>
      <text:p text:style-name="P4"/>
      <text:p text:style-name="P6">vídeo 2</text:p>
      <text:p text:style-name="P5">gerações de computadore<text:span text:style-name="T12">s</text:span></text:p>
      <text:p text:style-name="P4">-<text:span text:style-name="T13">foi concebido por allan turing, na primeira metade do século 20 </text:span></text:p>
      <text:p text:style-name="P4">-<text:span text:style-name="T14">EUA criaram o primeiro PC na segunda guerra, chamado de </text:span><text:span text:style-name="T15">ENIAC</text:span><text:span text:style-name="T14"> , porem com tamanho gigantesco</text:span></text:p>
      <text:p text:style-name="P1"/>
      <text:p text:style-name="P2">desenvolvimento do computador em 4 gerações:</text:p>
      <text:p text:style-name="P2"/>
      <text:p text:style-name="P7">primeira geração: válvulas termiônicas</text:p>
      <text:p text:style-name="P7">-<text:span text:style-name="T16">EUA desenvolvem o ENIAC, primeiro computador eletrônico da história </text:span></text:p>
      <text:p text:style-name="P7">-<text:span text:style-name="T17">porém extremamente grande e pesado, por ter válvulas que são pesadas e espaçosas</text:span></text:p>
      <text:p text:style-name="P7"/>
      <text:p text:style-name="P8">segunda geração: transistores </text:p>
      <text:p text:style-name="P8">-<text:span text:style-name="T18">veio para substituir a válvula </text:span></text:p>
      <text:p text:style-name="P8">-<text:span text:style-name="T18">extremamente menor, ocupando apenas alguns milímetros, consome muito menos energia, sendo assim, reduzindo também o tamanho dos equipamentos eletrônicos em geral. </text:span></text:p>
      <text:p text:style-name="P8"/>
      <text:p text:style-name="P9">Terceira geração: circuito integrado </text:p>
      <text:p text:style-name="P9">-<text:span text:style-name="T19">veio na década de 1960</text:span></text:p>
      <text:p text:style-name="P9">-<text:span text:style-name="T20">chamado de CI, são pastilhas de silício <text:s/>que contém um circuito eletrônico miniaturizado.</text:span></text:p>
      <text:p text:style-name="P9">-<text:span text:style-name="T20">chamado de chip de computadores</text:span></text:p>
      <text:p text:style-name="P9">-<text:span text:style-name="T28">contém vários transistores e portas lógicas</text:span></text:p>
      <text:p text:style-name="P9">-<text:span text:style-name="T20">tornando os equipamentos eletrônicos menores ainda e também mais baratos </text:span></text:p>
      <text:p text:style-name="P9"><text:soft-page-break/></text:p>
      <text:p text:style-name="P10">quarta geração: microprocessadores </text:p>
      <text:p text:style-name="P10">-<text:span text:style-name="T21">veio na década de 1980 </text:span></text:p>
      <text:p text:style-name="P10">-<text:span text:style-name="T22">aumentou a potencia dos equipamentos eletronicos </text:span></text:p>
      <text:p text:style-name="P10">-<text:span text:style-name="T23">mais baratos ainda </text:span></text:p>
      <text:p text:style-name="P10">-<text:span text:style-name="T24">surgiram as funcionalidades de conexão das redes locais de computadores e da internet </text:span></text:p>
      <text:p text:style-name="P10">-<text:span text:style-name="T24">surgimento de videogames e laptops, além de integrarem também posteriormente, tvs e demais equipamentos de entretedimento e comunicação </text:span></text:p>
      <text:p text:style-name="P10"/>
      <text:p text:style-name="P11">computação no cotidiano </text:p>
      <text:p text:style-name="P11">-<text:span text:style-name="T25">hoje em dia, celulares são computadores portáteis, que armazenamos todo tipo de informação: fotos, vídeos, contatos, fazemos compras, transações bancárias, </text:span><text:span text:style-name="T26">chamamos transportes, estudamos</text:span></text:p>
      <text:p text:style-name="P11"/>
      <text:p text:style-name="P12">tendências </text:p>
      <text:p text:style-name="P12">-<text:span text:style-name="T27">as empresas mais valorizadas no mercado são do ramo da computação </text:span></text:p>
      <text:p text:style-name="P12"/>
      <text:p text:style-name="P13">resumindo em ordem cronológicas as 4 etapas desta tecnologia: </text:p>
      <text:p text:style-name="P13">-válvulas, transistores, circuito integrado, microprocessadores </text:p>
      <text:p text:style-name="P13"/>
      <text:p text:style-name="P13"/>
      <text:p text:style-name="P10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2T13:14:19.475000000</dc:date>
    <meta:editing-duration>PT46M32S</meta:editing-duration>
    <meta:editing-cycles>34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50" meta:word-count="397" meta:character-count="2742" meta:non-whitespace-character-count="2355"/>
  </office:meta>
</office:document-meta>
</file>